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9.00pt" fo:font-weight="bold" fo:font-family="timmons" style:font-family-asian="timmons" style:font-family-complex="timmons" fo:background-color="transparent" style:use-window-font-color="true"/>
    </style:style>
    <style:style style:name="T2" style:family="text">
      <style:text-properties fo:font-size="24.00pt" fo:font-weight="bold" fo:font-family="timmons" style:font-family-asian="timmons" style:font-family-complex="timmons" fo:background-color="transparent" style:use-window-font-color="true"/>
    </style:style>
    <style:style style:name="T3" style:family="text">
      <style:text-properties fo:font-size="18.00pt" fo:font-weight="normal" fo:font-family="timmons" style:font-family-asian="timmons" style:font-family-complex="timmons"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Verdana" style:font-family-asian="Verdana" style:font-family-complex="Verdana" fo:background-color="transparent" fo:color="#000000"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Arial" style:font-family-asian="Arial" style:font-family-complex="Arial" fo:background-color="transparent" fo:color="#000000"/>
    </style:style>
    <style:style style:name="T8" style:family="text">
      <style:text-properties fo:font-size="12.00pt" fo:font-weight="normal" fo:font-family="Arial" style:font-family-asian="Arial" style:font-family-complex="Arial"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20.00pt" fo:font-weight="bold" fo:font-family="Arial" style:font-family-asian="Arial" style:font-family-complex="Arial"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4.00pt" fo:font-weight="bold" fo:font-family="Arial" style:font-family-asian="Arial" style:font-family-complex="Arial"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Arial" style:font-family-asian="Arial" style:font-family-complex="Arial"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Arial" style:font-family-asian="Arial" style:font-family-complex="Arial"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Arial" style:font-family-asian="Arial" style:font-family-complex="Arial"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bold" fo:font-family="Arial" style:font-family-asian="Arial" style:font-family-complex="Arial"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Arial" style:font-family-asian="Arial" style:font-family-complex="Arial"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bold" fo:font-family="Arial" style:font-family-asian="Arial" style:font-family-complex="Arial" fo:background-color="transparent" style:use-window-font-color="true"/>
    </style:style>
    <style:style style:name="T77" style:family="text">
      <style:text-properties fo:font-size="13.00pt" fo:font-weight="bold" fo:font-family="Arial" style:font-family-asian="Arial" style:font-family-complex="Arial"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3.00pt" fo:font-weight="bold" fo:font-family="Arial" style:font-family-asian="Arial" style:font-family-complex="Arial"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3.00pt" fo:font-weight="bold" fo:font-family="Arial" style:font-family-asian="Arial" style:font-family-complex="Arial"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3.00pt" fo:font-weight="bold" fo:font-family="Arial" style:font-family-asian="Arial" style:font-family-complex="Arial"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2.00pt" fo:font-weight="bold" fo:font-family="'Times New Roman'" style:font-family-asian="'Times New Roman'" style:font-family-complex="'Times New Roman'"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33.85pt" fo:margin-bottom="5.75pt"/>
    </style:style>
    <style:style style:name="P2" style:family="paragraph">
      <style:paragraph-properties fo:line-height="100.00%" fo:text-align="left">
        <style:tab-stops>
          <style:tab-stop style:position="225.65pt" style:type="center"/>
        </style:tab-stops>
      </style:paragraph-properties>
    </style:style>
    <style:style style:name="P3" style:family="paragraph">
      <style:paragraph-properties fo:line-height="100.00%" fo:text-align="left" fo:margin-top="108.00pt">
        <style:tab-stops>
          <style:tab-stop style:position="225.65pt" style:type="center"/>
        </style:tab-stops>
      </style:paragraph-properties>
    </style:style>
    <style:style style:name="P4" style:family="paragraph">
      <style:paragraph-properties fo:line-height="100.00%" fo:text-align="center" fo:margin-top="108.00pt">
        <style:tab-stops>
          <style:tab-stop style:position="225.65pt" style:type="center"/>
        </style:tab-stops>
      </style:paragraph-properties>
    </style:style>
    <style:style style:name="P5" style:family="paragraph">
      <style:paragraph-properties fo:line-height="100.00%" fo:text-align="justify" fo:margin-bottom="6.00pt"/>
    </style:style>
    <style:style style:name="P6" style:family="paragraph">
      <style:paragraph-properties fo:line-height="100.00%" fo:text-align="left" fo:margin-top="12.00pt" fo:margin-bottom="6.00pt"/>
    </style:style>
    <style:style style:name="P7" style:family="paragraph">
      <style:paragraph-properties fo:line-height="100.00%" fo:text-align="left"/>
    </style:style>
    <style:style style:name="P8" style:family="paragraph">
      <style:paragraph-properties fo:line-height="100.00%" fo:text-align="left" fo:margin-top="12.00pt" fo:margin-bottom="6.00pt"/>
    </style:style>
    <style:style style:name="P9" style:family="paragraph">
      <style:paragraph-properties fo:line-height="100.00%" fo:text-align="left" fo:margin-left="2.70pt" fo:text-indent="-2.70pt">
        <style:tab-stops>
          <style:tab-stop style:position="49.35pt"/>
          <style:tab-stop style:position="16445.55pt"/>
          <style:tab-stop style:position="421118.95pt" style:type="right"/>
        </style:tab-stops>
      </style:paragraph-properties>
    </style:style>
    <style:style style:name="P10" style:family="paragraph">
      <style:paragraph-properties fo:line-height="100.00%" fo:text-align="center"/>
    </style:style>
    <style:style style:name="P11" style:family="paragraph">
      <style:paragraph-properties fo:line-height="100.00%" fo:text-align="left" fo:margin-left="2.70pt" fo:text-indent="-2.70pt">
        <style:tab-stops>
          <style:tab-stop style:position="49.35pt"/>
          <style:tab-stop style:position="16445.55pt"/>
          <style:tab-stop style:position="421118.95pt" style:type="right"/>
        </style:tab-stops>
      </style:paragraph-properties>
    </style:style>
    <style:style style:name="P12" style:family="paragraph">
      <style:paragraph-properties fo:line-height="100.00%" fo:text-align="left" fo:margin-left="2.70pt" fo:text-indent="-2.70pt">
        <style:tab-stops>
          <style:tab-stop style:position="49.35pt"/>
          <style:tab-stop style:position="16445.55pt"/>
          <style:tab-stop style:position="421118.95pt" style:type="right"/>
        </style:tab-stops>
      </style:paragraph-properties>
    </style:style>
    <style:style style:name="P13" style:family="paragraph">
      <style:paragraph-properties fo:line-height="100.00%" fo:text-align="justify"/>
    </style:style>
    <style:style style:name="P14" style:family="paragraph">
      <style:paragraph-properties fo:line-height="100.00%" fo:text-align="left" fo:margin-left="2.70pt" fo:text-indent="-2.70pt">
        <style:tab-stops>
          <style:tab-stop style:position="49.35pt"/>
          <style:tab-stop style:position="16445.55pt"/>
          <style:tab-stop style:position="421118.95pt" style:type="right"/>
        </style:tab-stops>
      </style:paragraph-properties>
    </style:style>
    <style:style style:name="P15" style:family="paragraph">
      <style:paragraph-properties fo:line-height="100.00%" fo:text-align="justify" fo:margin-bottom="6.00pt"/>
    </style:style>
    <style:style style:name="P16" style:family="paragraph">
      <style:paragraph-properties fo:line-height="100.00%" fo:text-align="left" fo:margin-top="12.00pt" fo:margin-bottom="6.00pt"/>
    </style:style>
    <style:style style:name="P17" style:family="paragraph">
      <style:paragraph-properties fo:line-height="100.00%" fo:text-align="left">
        <style:tab-stops>
          <style:tab-stop style:position="468.00pt" style:type="right" style:leader-style="dotted"/>
        </style:tab-stops>
      </style:paragraph-properties>
    </style:style>
    <style:style style:name="P18" style:family="paragraph">
      <style:paragraph-properties fo:line-height="100.00%" fo:text-align="left">
        <style:tab-stops>
          <style:tab-stop style:position="453.85pt" style:type="right" style:leader-style="dotted"/>
        </style:tab-stops>
      </style:paragraph-properties>
    </style:style>
    <style:style style:name="P19" style:family="paragraph">
      <style:paragraph-properties fo:line-height="100.00%" fo:text-align="left">
        <style:tab-stops>
          <style:tab-stop style:position="468.00pt" style:type="right" style:leader-style="dotted"/>
        </style:tab-stops>
      </style:paragraph-properties>
    </style:style>
    <style:style style:name="P20" style:family="paragraph">
      <style:paragraph-properties fo:line-height="100.00%" fo:text-align="left">
        <style:tab-stops>
          <style:tab-stop style:position="453.85pt" style:type="right" style:leader-style="dotted"/>
        </style:tab-stops>
      </style:paragraph-properties>
    </style:style>
    <style:style style:name="P21" style:family="paragraph">
      <style:paragraph-properties fo:line-height="100.00%" fo:text-align="left" fo:margin-left="36.00pt" fo:text-indent="0.00pt">
        <style:tab-stops>
          <style:tab-stop style:position="389.55pt" style:type="right" style:leader-style="dotted"/>
        </style:tab-stops>
      </style:paragraph-properties>
    </style:style>
    <style:style style:name="P22" style:family="paragraph">
      <style:paragraph-properties fo:line-height="100.00%" fo:text-align="left">
        <style:tab-stops>
          <style:tab-stop style:position="453.85pt" style:type="right" style:leader-style="dotted"/>
        </style:tab-stops>
      </style:paragraph-properties>
    </style:style>
    <style:style style:name="P23" style:family="paragraph">
      <style:paragraph-properties fo:line-height="100.00%" fo:text-align="left" fo:margin-left="14.15pt" fo:text-indent="0.00pt">
        <style:tab-stops>
          <style:tab-stop style:position="439.70pt" style:type="right" style:leader-style="dotted"/>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18.00pt" fo:text-indent="-18.00pt" fo:margin-top="12.00pt" fo:margin-bottom="6.00pt"/>
    </style:style>
    <text:list-style style:name="L26">
      <text:list-level-style-bullet text:level="1" text:bullet-char="•">
        <style:list-level-properties text:space-before="54.00pt" text:min-label-width="18.00pt"/>
        <style:text-properties fo:font-family="Symbol"/>
      </text:list-level-style-bullet>
    </text:list-style>
    <style:style style:name="P26" style:family="paragraph">
      <style:paragraph-properties fo:line-height="100.00%" fo:text-align="left" fo:margin-top="12.00pt" fo:margin-bottom="6.00pt"/>
    </style:style>
    <style:style style:name="P27" style:family="paragraph">
      <style:paragraph-properties fo:line-height="100.00%" fo:text-align="left"/>
    </style:style>
    <style:style style:name="P28" style:family="paragraph">
      <style:paragraph-properties fo:line-height="100.00%" fo:text-align="left" fo:margin-left="18.00pt" fo:text-indent="-18.00pt" fo:margin-top="12.00pt" fo:margin-bottom="6.00pt"/>
    </style:style>
    <style:style style:name="P29" style:family="paragraph">
      <style:paragraph-properties fo:line-height="100.00%" fo:text-align="left" fo:margin-left="18.00pt" fo:text-indent="0.00pt"/>
    </style:style>
    <style:style style:name="P30" style:family="paragraph">
      <style:paragraph-properties fo:line-height="100.00%" fo:text-align="left" fo:margin-left="18.00pt" fo:text-indent="-18.00pt" fo:margin-top="12.00pt" fo:margin-bottom="6.00pt"/>
    </style:style>
    <style:style style:name="P31" style:family="paragraph">
      <style:paragraph-properties fo:line-height="100.00%" fo:text-align="justify" fo:margin-left="18.00pt" fo:text-indent="0.00pt" fo:margin-bottom="6.00pt"/>
    </style:style>
    <style:style style:name="P32" style:family="paragraph">
      <style:paragraph-properties fo:line-height="100.00%" fo:text-align="left"/>
    </style:style>
    <style:style style:name="P33" style:family="paragraph">
      <style:paragraph-properties fo:line-height="100.00%" fo:text-align="left" fo:margin-left="18.00pt" fo:text-indent="0.00pt"/>
    </style:style>
    <style:style style:name="P34" style:family="paragraph">
      <style:paragraph-properties fo:line-height="100.00%" fo:text-align="justify" fo:margin-left="18.00pt" fo:text-indent="0.00pt" fo:margin-bottom="6.00pt"/>
    </style:style>
    <style:style style:name="P35" style:family="paragraph">
      <style:paragraph-properties fo:line-height="100.00%" fo:text-align="left" fo:margin-left="18.00pt" fo:text-indent="-18.00pt" fo:margin-top="12.00pt" fo:margin-bottom="6.00pt"/>
    </style:style>
    <style:style style:name="P36" style:family="paragraph">
      <style:paragraph-properties fo:line-height="100.00%" fo:text-align="left" fo:margin-left="18.00pt" fo:text-indent="0.00pt" fo:margin-top="12.00pt" fo:margin-bottom="6.00pt"/>
    </style:style>
    <style:style style:name="P37" style:family="paragraph">
      <style:paragraph-properties fo:line-height="100.00%" fo:text-align="justify" fo:margin-left="18.00pt" fo:text-indent="0.00pt" fo:margin-bottom="6.00pt"/>
    </style:style>
    <style:style style:name="P38" style:family="paragraph">
      <style:paragraph-properties fo:line-height="100.00%" fo:text-align="left"/>
    </style:style>
    <style:style style:name="P39" style:family="paragraph">
      <style:paragraph-properties fo:line-height="100.00%" fo:text-align="left" fo:margin-left="18.00pt" fo:text-indent="-18.00pt" fo:margin-top="12.00pt" fo:margin-bottom="6.00pt"/>
    </style:style>
    <style:style style:name="P40" style:family="paragraph">
      <style:paragraph-properties fo:line-height="100.00%" fo:text-align="left" fo:margin-left="36.00pt" fo:text-indent="-18.00pt" fo:margin-top="12.00pt" fo:margin-bottom="6.00pt"/>
    </style:style>
    <style:style style:name="P41" style:family="paragraph">
      <style:paragraph-properties fo:line-height="100.00%" fo:text-align="left" fo:margin-left="18.00pt" fo:text-indent="-18.00pt" fo:margin-top="12.00pt" fo:margin-bottom="6.00pt"/>
    </style:style>
    <style:style style:name="P42" style:family="paragraph">
      <style:paragraph-properties fo:line-height="100.00%" fo:text-align="left"/>
    </style:style>
    <style:style style:name="P43" style:family="paragraph">
      <style:paragraph-properties fo:line-height="100.00%" fo:text-align="left" fo:margin-left="18.00pt" fo:text-indent="-18.00pt" fo:margin-top="12.00pt" fo:margin-bottom="6.00pt"/>
    </style:style>
    <style:style style:name="P44" style:family="paragraph">
      <style:paragraph-properties fo:line-height="100.00%" fo:text-align="left" fo:margin-left="18.00pt" fo:text-indent="0.00pt" fo:margin-top="12.00pt" fo:margin-bottom="6.00pt"/>
    </style:style>
    <style:style style:name="P45" style:family="paragraph">
      <style:paragraph-properties fo:line-height="100.00%" fo:text-align="left"/>
    </style:style>
    <style:style style:name="P46" style:family="paragraph">
      <style:paragraph-properties fo:line-height="100.00%" fo:text-align="left" fo:margin-left="18.00pt" fo:text-indent="-18.00pt" fo:margin-top="12.00pt" fo:margin-bottom="6.00pt"/>
    </style:style>
    <style:style style:name="P47" style:family="paragraph">
      <style:paragraph-properties fo:line-height="100.00%" fo:text-align="left" fo:margin-left="36.00pt" fo:text-indent="-18.00pt" fo:margin-top="12.00pt" fo:margin-bottom="6.00pt"/>
    </style:style>
    <style:style style:name="P48" style:family="paragraph">
      <style:paragraph-properties fo:line-height="100.00%" fo:text-align="left" fo:margin-left="18.00pt" fo:text-indent="-18.00pt" fo:margin-top="12.00pt" fo:margin-bottom="6.00pt"/>
    </style:style>
    <style:style style:name="P49" style:family="paragraph">
      <style:paragraph-properties fo:line-height="100.00%" fo:text-align="left" fo:margin-left="18.00pt" fo:text-indent="0.00pt" fo:margin-top="12.00pt" fo:margin-bottom="6.00pt"/>
    </style:style>
    <style:style style:name="P50" style:family="paragraph">
      <style:paragraph-properties fo:line-height="100.00%" fo:text-align="left" fo:margin-left="18.00pt" fo:text-indent="-18.00pt" fo:margin-top="12.00pt" fo:margin-bottom="6.00pt"/>
    </style:style>
    <style:style style:name="P51" style:family="paragraph">
      <style:paragraph-properties fo:line-height="100.00%" fo:text-align="left" fo:margin-left="36.00pt" fo:text-indent="-18.00pt" fo:margin-top="12.00pt" fo:margin-bottom="6.00pt"/>
    </style:style>
    <style:style style:name="P52" style:family="paragraph">
      <style:paragraph-properties fo:line-height="100.00%" fo:text-align="left" fo:margin-left="18.00pt" fo:text-indent="-18.00pt" fo:margin-top="12.00pt" fo:margin-bottom="6.00pt"/>
    </style:style>
    <style:style style:name="P53" style:family="paragraph">
      <style:paragraph-properties fo:line-height="100.00%" fo:text-align="left"/>
    </style:style>
    <text:list-style style:name="L54">
      <text:list-level-style-bullet text:level="1" text:bullet-char="•">
        <style:list-level-properties text:space-before="54.00pt" text:min-label-width="18.00pt"/>
        <style:text-properties fo:font-family="Symbol"/>
      </text:list-level-style-bullet>
    </text:list-style>
    <style:style style:name="P54" style:family="paragraph">
      <style:paragraph-properties fo:line-height="100.00%" fo:text-align="left"/>
    </style:style>
    <style:style style:name="P55" style:family="paragraph">
      <style:paragraph-properties fo:line-height="100.00%" fo:text-align="left"/>
    </style:style>
    <style:style style:name="TableColumn0100" style:family="table-column">
      <style:table-column-properties style:column-width="0.722917in"/>
    </style:style>
    <style:style style:name="TableColumn0101" style:family="table-column">
      <style:table-column-properties style:column-width="1.125000in"/>
    </style:style>
    <style:style style:name="TableColumn0102" style:family="table-column">
      <style:table-column-properties style:column-width="2.859028in"/>
    </style:style>
    <style:style style:name="Table01" style:family="table">
      <style:table-properties style:width="4.706944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A Report on</text:span></text:p>
      <text:p text:style-name="P1"><text:span text:style-name="T2"><text:s/>Rural Net Connect <text:line-break/></text:span><text:span text:style-name="T3">(An android app)</text:span></text:p>
      <text:p text:style-name="P2"><text:span text:style-name="T4"/></text:p>
      <text:p text:style-name="P2"><text:span text:style-name="T4"/></text:p>
      <text:p text:style-name="P2"><text:span text:style-name="T4"/></text:p>
      <text:p text:style-name="P2"><text:span text:style-name="T4"/></text:p>
      <text:p text:style-name="P3"><text:span text:style-name="T5"><text:tab/></text:span></text:p>
      <text:p text:style-name="P4"><text:span text:style-name="T5">January 2015</text:span></text:p>
      <text:p text:style-name="P5"><text:span text:style-name="T6"/></text:p>
      <text:p text:style-name="P6"><text:span text:style-name="T7"><text:s text:c="30"/></text:span></text:p>
      <text:p text:style-name="P6"><text:span text:style-name="T8"><text:s text:c="46"/></text:span></text:p>
      <text:p text:style-name="P7"><text:span text:style-name="T9"/></text:p>
      <text:p text:style-name="P8"><text:span text:style-name="T10">Revision History</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0"><text:span text:style-name="T12">Version</text:span><text:span text:style-name="T13"/></text:p>
          </table:table-cell>
          <table:table-cell table:style-name="TableCell010001">
            <text:p text:style-name="P10"><text:span text:style-name="T14">Date</text:span><text:span text:style-name="T15"/></text:p>
          </table:table-cell>
          <table:table-cell table:style-name="TableCell010002">
            <text:p text:style-name="P10"><text:span text:style-name="T16">Description</text:span><text:span text:style-name="T17"/></text:p>
          </table:table-cell>
        </table:table-row>
        <table:table-row table:style-name="TableRow0101">
          <table:table-cell table:style-name="TableCell010100">
            <text:p text:style-name="P13"><text:span text:style-name="T18">v1.0</text:span><text:span text:style-name="T19"/></text:p>
          </table:table-cell>
          <table:table-cell table:style-name="TableCell010101">
            <text:p text:style-name="P13"><text:span text:style-name="T20">27/01/15</text:span><text:span text:style-name="T21"/></text:p>
          </table:table-cell>
          <table:table-cell table:style-name="TableCell010102">
            <text:p text:style-name="P13"><text:span text:style-name="T22">Initial version.</text:span><text:span text:style-name="T23"/></text:p>
          </table:table-cell>
        </table:table-row>
      </table:table>
      <text:p text:style-name="P15"><text:span text:style-name="T23"/></text:p>
      <text:p text:style-name="P16"><text:span text:style-name="T23"/></text:p>
      <text:p text:style-name="P16"><text:span text:style-name="T24">Table of Contents</text:span></text:p>
      <text:p text:style-name="P17"><text:span text:style-name="T25">Introduction<text:tab/>3</text:span></text:p>
      <text:p text:style-name="P18"><text:span text:style-name="T25">Need and Purpose<text:tab/>3</text:span></text:p>
      <text:p text:style-name="P18"><text:span text:style-name="T25">Features<text:tab/>3</text:span></text:p>
      <text:p text:style-name="P18"><text:span text:style-name="T25">References<text:tab/>4</text:span></text:p>
      <text:p text:style-name="P19"><text:span text:style-name="T25">Design Overview<text:tab/>4</text:span></text:p>
      <text:p text:style-name="P19"><text:span text:style-name="T25">Components<text:tab/>4</text:span></text:p>
      <text:p text:style-name="P19"><text:span text:style-name="T25">Interfaces<text:tab/>4</text:span></text:p>
      <text:p text:style-name="P20"><text:span text:style-name="T25">Architecture<text:tab/>5-6</text:span></text:p>
      <text:p text:style-name="P20"><text:span text:style-name="T25">Algorithms and Data Structures<text:tab/>6</text:span></text:p>
      <text:p text:style-name="P20"><text:span text:style-name="T25">External Data<text:tab/>7</text:span></text:p>
      <text:p text:style-name="P21"><text:span text:style-name="T25">Databases<text:tab/>7</text:span></text:p>
      <text:p text:style-name="P22"><text:span text:style-name="T25">Performance<text:tab/>7</text:span></text:p>
      <text:p text:style-name="P22"><text:span text:style-name="T25">Test Users<text:tab/>7-8</text:span></text:p>
      <text:p text:style-name="P22"><text:span text:style-name="T25">Future Aspects<text:tab/>8</text:span></text:p>
      <text:p text:style-name="P23"><text:span text:style-name="T26"/></text:p>
      <text:p text:style-name="P24"><text:span text:style-name="T26"/></text:p>
      <text:p text:style-name="P25"><text:span text:style-name="T27"><text:s/></text:span><text:span text:style-name="T28">Introduction</text:span></text:p>
      <text:p text:style-name="P25"><text:span text:style-name="T29"><text:s text:c="6"/>‘Rural Net Connect’ is an Android app through which people with sparse internet connection can download their desired content from net easily. This app is specially aimed for rural people who do not have good net connectivity. The app allows user to mark her preferences of type of content she wants to download and the app downloads the relevant content whenever net is available. This app is expected to be the first of its kind in India.</text:span></text:p>
      <text:p text:style-name="P25"><text:span text:style-name="T30"/></text:p>
      <text:p text:style-name="P25"><text:span text:style-name="T30"/></text:p>
      <text:p text:style-name="P25"><text:span text:style-name="T31">Need and Purpose</text:span></text:p>
      <text:p text:style-name="P25"><text:span text:style-name="T32"><text:s text:c="6"/>In the present Indian scenario, many rural areas have limited (part of the day) or no data access. So, ‘Rural Net Connect’ will download the relevant and popular content available on the android devices offline by pushing the data when the device comes online. </text:span></text:p>
      <text:p text:style-name="P25"><text:span text:style-name="T33"/></text:p>
      <text:p text:style-name="P25"><text:span text:style-name="T33"/></text:p>
      <text:p text:style-name="P25"><text:span text:style-name="T34">Features</text:span></text:p>
      <text:list text:style-name="L26">
        <text:list-item>
          <text:p text:style-name="P26"><text:span text:style-name="T35">The app allows users to download the content according to their preferences.</text:span></text:p>
        </text:list-item>
        <text:list-item>
          <text:p text:style-name="P26"><text:span text:style-name="T35">The users can mark their preferences of type of content they want to download from currently four different categories by selecting appropriate ‘tags’ under each category.</text:span></text:p>
        </text:list-item>
        <text:list-item>
          <text:p text:style-name="P26"><text:span text:style-name="T35">The app then downloads the content according to the marked preferences whenever net is connected.</text:span></text:p>
        </text:list-item>
        <text:list-item>
          <text:p text:style-name="P26"><text:span text:style-name="T35">The app allows to extensively search through the available ‘tags’ under each category.</text:span></text:p>
        </text:list-item>
        <text:list-item>
          <text:p text:style-name="P26"><text:span text:style-name="T35">The users can be sent push notifications through server.</text:span></text:p>
        </text:list-item>
        <text:list-item>
          <text:p text:style-name="P26"><text:span text:style-name="T35">The users can edit their preferences later in time whenever they like.</text:span></text:p>
        </text:list-item>
        <text:list-item>
          <text:p text:style-name="P26"><text:span text:style-name="T35">The app allows to extensively search through the available ‘tags’ under each category.</text:span></text:p>
        </text:list-item>
        <text:list-item>
          <text:p text:style-name="P26"><text:span text:style-name="T35">Any type of content (image, text, video etc.) can be downloaded through the app.</text:span></text:p>
        </text:list-item>
        <text:list-item>
          <text:p text:style-name="P26"><text:span text:style-name="T35">The refresh button on action bar allows the user to refresh the available tags whenever the device is connected to net.</text:span></text:p>
        </text:list-item>
      </text:list>
      <text:p text:style-name="P27"><text:span text:style-name="T36"/></text:p>
      <text:p text:style-name="P28"><text:span text:style-name="T37">References</text:span></text:p>
      <text:p text:style-name="P29"><text:span text:style-name="T38">[1]<text:s/></text:span><text:a xlink:href="https://developer.android.com/guide/index.html"><text:span text:style-name="T39">https://developer.android.com/guide/index.html</text:span></text:a><text:span text:style-name="T40"/></text:p>
      <text:p text:style-name="P29"><text:span text:style-name="T41">[2]<text:s/></text:span><text:a xlink:href="https://parse.com/docs/android_guide"><text:span text:style-name="T42">https://parse.com/docs/android_guide</text:span></text:a><text:span text:style-name="T43"/></text:p>
      <text:p text:style-name="P29"><text:span text:style-name="T44">[3]<text:s/></text:span><text:a xlink:href="https://stackoverflow.com/"><text:span text:style-name="T46">https://stackoverflow.com</text:span></text:a><text:span text:style-name="T47"/></text:p>
      <text:p text:style-name="P30"><text:span text:style-name="T47"/></text:p>
      <text:p text:style-name="P30"><text:span text:style-name="T48">Design Overview</text:span></text:p>
      <text:p text:style-name="P31"><text:span text:style-name="T49">The app has been built with the minimum SDK version 10 and works for all the later versions of Android SDK. The app is also compatible with older Android OS versions particularly till Gingerbread. The backend of the app is based on “Parse” which provide complete backend service to store and execute server side scripts and to store data.</text:span></text:p>
      <text:p text:style-name="P31"><text:span text:style-name="T49">To provide rich search experience Knuth-Morris-Pratt algorithm is used to extensively search the database.</text:span></text:p>
      <text:p text:style-name="P31"><text:span text:style-name="T49">We have 4 main categories and content is stored in these categories with certain tags relevant to the content uploaded. If the user searches for any tag in the search bar, we will provide the user with all the related content.</text:span></text:p>
      <text:p text:style-name="P32"><text:span text:style-name="T50"/></text:p>
      <text:p text:style-name="P32"><text:span text:style-name="T50"/></text:p>
      <text:p text:style-name="P32"><text:span text:style-name="T51">Components</text:span></text:p>
      <text:p text:style-name="P32"><text:span text:style-name="T52"/></text:p>
      <text:p text:style-name="P33"><text:span text:style-name="T53">Parse.com:<text:s/></text:span><text:span text:style-name="T54">Parse.com, viz. a complete mobile app platform, takes care of everything that the app needs, from the core of the app to analytics and push notifications. It acts as the third-party server for storing our videos and provides a platform to download and upload files to the cloud.</text:span></text:p>
      <text:p text:style-name="P33"><text:span text:style-name="T55"/></text:p>
      <text:p text:style-name="P34"><text:span text:style-name="T56">Java:<text:s/></text:span><text:span text:style-name="T57">The Back-end and Front-end work has been done using Java OOP. Java provides several classes which make the code more efficient and easy to understand.</text:span></text:p>
      <text:p text:style-name="P34"><text:span text:style-name="T58">Android Studio (IDE):<text:s/></text:span><text:span text:style-name="T59">Android Studio is an IDE for developing on the Android platform and it has a very good build system, has built variants and multiple-apk generations. The same has been used as an IDE to develop the app.</text:span></text:p>
      <text:p text:style-name="P34"><text:span text:style-name="T60">The various categories of users</text:span><text:span text:style-name="T61"><text:s/>access<text:s/></text:span><text:span text:style-name="T62">the app</text:span><text:span text:style-name="T63"><text:s/>through an android device and the app has been made very user-friendly.</text:span></text:p>
      <text:p text:style-name="P34"><text:span text:style-name="T64"/></text:p>
      <text:p text:style-name="P35"><text:span text:style-name="T65">Interfaces</text:span></text:p>
      <text:p text:style-name="P36"><text:span text:style-name="T66">The interface between the front end Java code and the Parse server is through Parse SDK. The SDK provides functions to communicate with the server<text:s/></text:span><text:span text:style-name="T67">–</text:span><text:span text:style-name="T68"><text:s/>to retrieve and store content from server, to extensively query the database, to run server side scripts and the like. Parse SDK also enables to have a localDataStore which again is interfaced through the inbuilt functions.</text:span></text:p>
      <text:p text:style-name="P37"><text:span text:style-name="T69"/></text:p>
      <text:p text:style-name="P38"><text:span text:style-name="T69"/></text:p>
      <text:p text:style-name="P38"><text:span text:style-name="T70">Architecture</text:span></text:p>
      <text:p text:style-name="P39"><text:span text:style-name="T71"><text:s text:c="6"/>The MVC (Model-View-Controller) design, which is a framework for building applications is used to build the app. MVC allows to make the front-end and the back-end part of an app independent from each other.</text:span></text:p>
      <text:p text:style-name="P40"><text:span text:style-name="T71">The architecture of the program is further illustrated through these diagrams below:</text:span></text:p>
      <text:p text:style-name="P40"><draw:frame text:anchor-type="as-char" svg:width="131.50mm" svg:height="204.79mm" style:rel-width="scale" style:rel-height="scale"><draw:object-ole xlink:href="OleObj1"/><draw:image xlink:href="ObjectReplacements/OleObj1"/></draw:frame><text:span text:style-name="T72"/></text:p>
      <text:p text:style-name="P41"><text:span text:style-name="T72"/></text:p>
      <text:p text:style-name="P41"><text:span text:style-name="T72"/></text:p>
      <text:p text:style-name="P41"><text:span text:style-name="T72"/></text:p>
      <text:p text:style-name="P41"><text:span text:style-name="T72"/></text:p>
      <text:p text:style-name="P41"><text:span text:style-name="T72"/></text:p>
      <text:p text:style-name="P41"><text:span text:style-name="T72"/></text:p>
      <text:p text:style-name="P41"><text:span text:style-name="T72"/></text:p>
      <text:p text:style-name="P42"><text:span text:style-name="T72"/></text:p>
      <text:p text:style-name="P43"><draw:frame text:anchor-type="as-char" svg:width="159.28mm" svg:height="102.13mm" style:rel-width="scale" style:rel-height="scale"><draw:object-ole xlink:href="OleObj2"/><draw:image xlink:href="ObjectReplacements/OleObj2"/></draw:frame><text:span text:style-name="T72"/></text:p>
      <text:p text:style-name="P43"><text:span text:style-name="T72"/></text:p>
      <text:p text:style-name="P43"><text:span text:style-name="T72"/></text:p>
      <text:p text:style-name="P43"><text:span text:style-name="T72"/></text:p>
      <text:p text:style-name="P43"><text:span text:style-name="T73">Algorithms and Data Structure</text:span></text:p>
      <text:p text:style-name="P44"><text:span text:style-name="T74">Search has been implemented through KMP (Knuth-Morris-Pratt) algorithm.<text:line-break/>The Data Structures are based on JSON/JavaScript format. The relational tables are based on NoSQL, in that Java based queries are used instead SQL ones.<text:s text:c="2"/></text:span></text:p>
      <text:p text:style-name="P44"><text:span text:style-name="T75"/></text:p>
      <text:p text:style-name="P45"><text:span text:style-name="T75"/></text:p>
      <text:p text:style-name="P46"><text:span text:style-name="T76">External Data</text:span></text:p>
      <text:p text:style-name="P46"><text:span text:style-name="T77">Databases</text:span></text:p>
      <text:p text:style-name="P46"><text:span text:style-name="T78"><text:tab/>The whole database is stored on parse.com servers which acts as third-party platform for cloud data storage. The database gets updated as soon as any new user opens the app for the first time, or any user updates her preferences.</text:span></text:p>
      <text:p text:style-name="P47"><draw:frame text:anchor-type="as-char" svg:width="46.83mm" svg:height="48.15mm" style:rel-width="scale" style:rel-height="scale"><draw:object-ole xlink:href="OleObj3"/><draw:image xlink:href="ObjectReplacements/OleObj3"/></draw:frame><text:span text:style-name="T80">The tables in the database stored on Parse.com which are as follows:</text:span></text:p>
      <text:p text:style-name="P48"><draw:frame text:anchor-type="as-char" svg:width="141.55mm" svg:height="8.20mm" style:rel-width="scale" style:rel-height="scale"><draw:object-ole xlink:href="OleObj4"/><draw:image xlink:href="ObjectReplacements/OleObj4"/></draw:frame><text:span text:style-name="T81"/></text:p>
      <text:p text:style-name="P48"><text:span text:style-name="T81"/></text:p>
      <text:p text:style-name="P48"><text:span text:style-name="T81"/></text:p>
      <text:p text:style-name="P48"><text:span text:style-name="T81"/></text:p>
      <text:p text:style-name="P48"><text:span text:style-name="T81"/></text:p>
      <text:p text:style-name="P48"><text:span text:style-name="T81"/></text:p>
      <text:p text:style-name="P48"><draw:frame text:anchor-type="as-char" svg:width="204.52mm" svg:height="8.20mm" style:rel-width="scale" style:rel-height="scale"><draw:object-ole xlink:href="OleObj5"/><draw:image xlink:href="ObjectReplacements/OleObj5"/></draw:frame><draw:frame text:anchor-type="as-char" svg:width="173.30mm" svg:height="8.47mm" style:rel-width="scale" style:rel-height="scale"><draw:object-ole xlink:href="OleObj6"/><draw:image xlink:href="ObjectReplacements/OleObj6"/></draw:frame><text:span text:style-name="T81"/></text:p>
      <text:p text:style-name="P48"><text:span text:style-name="T81"/></text:p>
      <text:p text:style-name="P48"><text:span text:style-name="T81"/></text:p>
      <text:p text:style-name="P48"><text:span text:style-name="T82">Performance</text:span></text:p>
      <text:p text:style-name="P49"><text:span text:style-name="T83">The external server used (Parse) provides very high performance result to user queries. So, the time in retrieving or sending data essentially depends on user’s net speed. The performance is expected to remain almost constant with increasing number of users.</text:span></text:p>
      <text:p text:style-name="P50"><text:span text:style-name="T84"/></text:p>
      <text:p text:style-name="P50"><text:span text:style-name="T85">Test Users</text:span></text:p>
      <text:p text:style-name="P50"><text:span text:style-name="T86"><text:s text:c="6"/>We asked some of our college friends to sign up for our app and test its functionality.</text:span></text:p>
      <text:p text:style-name="P50"><text:span text:style-name="T86"><text:s text:c="6"/>In the initial state of our app, some of the users weren't able to navigate through the app with ease. This was because the front-end part of the app was not up to the mark.</text:span></text:p>
      <text:p text:style-name="P50"><text:span text:style-name="T86"><text:s text:c="6"/>To step it up a notch, we added some more functionality and the final version of our app is now easily understandable by all the users and has quite a good UI.</text:span></text:p>
      <text:p text:style-name="P51"><text:span text:style-name="T86">The database tables are successfully updated as a new user installs the app.</text:span></text:p>
      <text:p text:style-name="P52"><text:span text:style-name="T87"/></text:p>
      <text:p text:style-name="P52"><text:span text:style-name="T88">Future Aspects</text:span></text:p>
      <text:p text:style-name="P53"><text:span text:style-name="T89">We intend to develop this app much further so that it is much more useful by:</text:span></text:p>
      <text:list text:style-name="L54">
        <text:list-item>
          <text:p text:style-name="P54"><text:span text:style-name="T89">Enabling the users to share relevant content with each other through Bluetooth.</text:span></text:p>
        </text:list-item>
        <text:list-item>
          <text:p text:style-name="P54"><text:span text:style-name="T89">Extending the features keeping in mind the Agriculture needs of rural people.</text:span></text:p>
        </text:list-item>
        <text:list-item>
          <text:p text:style-name="P54"><text:span text:style-name="T89">Providing more features like parsing the weather content in the app itself to present it in better format. </text:span></text:p>
        </text:list-item>
        <text:list-item>
          <text:p text:style-name="P54"><text:span text:style-name="T89">Providing customised suggestions to user based on her past activity on app.</text:span></text:p>
        </text:list-item>
      </text:list>
      <text:p text:style-name="P55"><text:span text:style-name="T90"/></text:p>
      <text:p text:style-name="P55"><text:span text:style-name="T91">Snapshots </text:span></text:p>
      <text:p text:style-name="P55"><text:span text:style-name="T91"/></text:p>
      <text:p text:style-name="P55"><text:span text:style-name="T92">This is the screen which displays a category named 'Education' which has several tags associated with it.</text:span><text:span text:style-name="T93"/></text:p>
      <text:p text:style-name="P55"><draw:frame text:anchor-type="as-char" svg:width="67.73mm" svg:height="114.30mm" style:rel-width="scale" style:rel-height="scale"><draw:object-ole xlink:href="OleObj7"/><draw:image xlink:href="ObjectReplacements/OleObj7"/></draw:frame><text:span text:style-name="T94"/></text:p>
      <text:p text:style-name="P55"><text:span text:style-name="T94"/></text:p>
      <text:p text:style-name="P55"><text:span text:style-name="T94"/></text:p>
      <text:p text:style-name="P55"><text:span text:style-name="T94">This is the sceen which describes the feature given to the user to edit his/her preference according to his/her requirements.</text:span></text:p>
      <text:p text:style-name="P55"><draw:frame text:anchor-type="as-char" svg:width="67.73mm" svg:height="111.92mm" style:rel-width="scale" style:rel-height="scale"><draw:object-ole xlink:href="OleObj8"/><draw:image xlink:href="ObjectReplacements/OleObj8"/></draw:frame><text:span text:style-name="T94"/></text:p>
      <text:p text:style-name="P55"><text:span text:style-name="T94"/></text:p>
      <text:p text:style-name="P55"><text:span text:style-name="T94"/></text:p>
      <text:p text:style-name="P55"><text:span text:style-name="T94">The following two snapshots show the rich search experience given to the user. Substring search has been implemented.</text:span></text:p>
      <text:p text:style-name="P55"><draw:frame text:anchor-type="as-char" svg:width="67.73mm" svg:height="109.54mm" style:rel-width="scale" style:rel-height="scale"><draw:object-ole xlink:href="OleObj9"/><draw:image xlink:href="ObjectReplacements/OleObj9"/></draw:frame><text:span text:style-name="T94"/></text:p>
      <text:p text:style-name="P55"><draw:frame text:anchor-type="as-char" svg:width="68.26mm" svg:height="115.09mm" style:rel-width="scale" style:rel-height="scale"><draw:object-ole xlink:href="OleObj10"/><draw:image xlink:href="ObjectReplacements/OleObj10"/></draw:frame><text:span text:style-name="T94"/></text:p>
      <text:p text:style-name="P55"><text:span text:style-name="T94"/></text:p>
      <text:p text:style-name="P55"><text:span text:style-name="T94"/></text:p>
      <text:p text:style-name="P55"><text:span text:style-name="T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